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331107616" calcext:value-type="float">
            <text:p>1,331107616</text:p>
          </table:table-cell>
          <table:table-cell office:value-type="float" office:value="0.5345060229" calcext:value-type="float">
            <text:p>0,5345060229</text:p>
          </table:table-cell>
          <table:table-cell office:value-type="float" office:value="0.004518368281" calcext:value-type="float">
            <text:p>0,0045183683</text:p>
          </table:table-cell>
          <table:table-cell office:value-type="float" office:value="0.0003274179762" calcext:value-type="float">
            <text:p>0,0003274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37" calcext:value-type="float">
            <text:p>16037</text:p>
          </table:table-cell>
          <table:table-cell office:value-type="float" office:value="1.170148134" calcext:value-type="float">
            <text:p>1,170148134</text:p>
          </table:table-cell>
          <table:table-cell office:value-type="float" office:value="0.5838628411" calcext:value-type="float">
            <text:p>0,5838628411</text:p>
          </table:table-cell>
          <table:table-cell office:value-type="float" office:value="0.001449929085" calcext:value-type="float">
            <text:p>0,0014499291</text:p>
          </table:table-cell>
          <table:table-cell table:style-name="ce1" office:value-type="float" office:value="0.00006444129394" calcext:value-type="float">
            <text:p>6,44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139" calcext:value-type="float">
            <text:p>16139</text:p>
          </table:table-cell>
          <table:table-cell office:value-type="float" office:value="1.210243344" calcext:value-type="float">
            <text:p>1,210243344</text:p>
          </table:table-cell>
          <table:table-cell office:value-type="float" office:value="0.5497860909" calcext:value-type="float">
            <text:p>0,5497860909</text:p>
          </table:table-cell>
          <table:table-cell office:value-type="float" office:value="0.001152479439" calcext:value-type="float">
            <text:p>0,0011524794</text:p>
          </table:table-cell>
          <table:table-cell table:style-name="ce1" office:value-type="float" office:value="0.00003201331856" calcext:value-type="float">
            <text:p>3,20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12" calcext:value-type="float">
            <text:p>16212</text:p>
          </table:table-cell>
          <table:table-cell office:value-type="float" office:value="1.073206544" calcext:value-type="float">
            <text:p>1,073206544</text:p>
          </table:table-cell>
          <table:table-cell office:value-type="float" office:value="0.5894187689" calcext:value-type="float">
            <text:p>0,5894187689</text:p>
          </table:table-cell>
          <table:table-cell office:value-type="float" office:value="0.0007010611589" calcext:value-type="float">
            <text:p>0,0007010612</text:p>
          </table:table-cell>
          <table:table-cell table:style-name="ce1" office:value-type="float" office:value="0.00003186641698" calcext:value-type="float">
            <text:p>3,1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77" calcext:value-type="float">
            <text:p>16277</text:p>
          </table:table-cell>
          <table:table-cell office:value-type="float" office:value="1.179443002" calcext:value-type="float">
            <text:p>1,179443002</text:p>
          </table:table-cell>
          <table:table-cell office:value-type="float" office:value="0.5680406094" calcext:value-type="float">
            <text:p>0,5680406094</text:p>
          </table:table-cell>
          <table:table-cell office:value-type="float" office:value="0.0008568708436" calcext:value-type="float">
            <text:p>0,0008568708</text:p>
          </table:table-cell>
          <table:table-cell table:style-name="ce1" office:value-type="float" office:value="0.00006347191083" calcext:value-type="float">
            <text:p>6,35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39" calcext:value-type="float">
            <text:p>16339</text:p>
          </table:table-cell>
          <table:table-cell office:value-type="float" office:value="1.151725769" calcext:value-type="float">
            <text:p>1,151725769</text:p>
          </table:table-cell>
          <table:table-cell office:value-type="float" office:value="0.5951169729" calcext:value-type="float">
            <text:p>0,5951169729</text:p>
          </table:table-cell>
          <table:table-cell office:value-type="float" office:value="0.00107486092" calcext:value-type="float">
            <text:p>0,0010748609</text:p>
          </table:table-cell>
          <table:table-cell table:style-name="ce1" office:value-type="float" office:value="0.00003161355562" calcext:value-type="float">
            <text:p>3,1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428" calcext:value-type="float">
            <text:p>16428</text:p>
          </table:table-cell>
          <table:table-cell office:value-type="float" office:value="1.194767237" calcext:value-type="float">
            <text:p>1,194767237</text:p>
          </table:table-cell>
          <table:table-cell office:value-type="float" office:value="0.5982872248" calcext:value-type="float">
            <text:p>0,5982872248</text:p>
          </table:table-cell>
          <table:table-cell office:value-type="float" office:value="0.001257545315" calcext:value-type="float">
            <text:p>0,0012575453</text:p>
          </table:table-cell>
          <table:table-cell table:style-name="ce1" office:value-type="float" office:value="0.00003143863069" calcext:value-type="float">
            <text:p>3,14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546" calcext:value-type="float">
            <text:p>16546</text:p>
          </table:table-cell>
          <table:table-cell office:value-type="float" office:value="1.118171573" calcext:value-type="float">
            <text:p>1,118171573</text:p>
          </table:table-cell>
          <table:table-cell office:value-type="float" office:value="0.5667604804" calcext:value-type="float">
            <text:p>0,5667604804</text:p>
          </table:table-cell>
          <table:table-cell office:value-type="float" office:value="0.0004057428159" calcext:value-type="float">
            <text:p>0,0004057428</text:p>
          </table:table-cell>
          <table:table-cell table:style-name="ce1" office:value-type="float" office:value="0.0000312109878" calcext:value-type="float">
            <text:p>3,12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54" calcext:value-type="float">
            <text:p>16654</text:p>
          </table:table-cell>
          <table:table-cell office:value-type="float" office:value="1.143355966" calcext:value-type="float">
            <text:p>1,143355966</text:p>
          </table:table-cell>
          <table:table-cell office:value-type="float" office:value="0.5966331959" calcext:value-type="float">
            <text:p>0,5966331959</text:p>
          </table:table-cell>
          <table:table-cell office:value-type="float" office:value="0.000682212878" calcext:value-type="float">
            <text:p>0,0006822129</text:p>
          </table:table-cell>
          <table:table-cell table:style-name="ce1" office:value-type="float" office:value="0.0000310096766" calcext:value-type="float">
            <text:p>3,1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54" calcext:value-type="float">
            <text:p>16754</text:p>
          </table:table-cell>
          <table:table-cell office:value-type="float" office:value="1.397212744" calcext:value-type="float">
            <text:p>1,397212744</text:p>
          </table:table-cell>
          <table:table-cell office:value-type="float" office:value="0.5719902515" calcext:value-type="float">
            <text:p>0,5719902515</text:p>
          </table:table-cell>
          <table:table-cell office:value-type="float" office:value="0.0006472292589" calcext:value-type="float">
            <text:p>0,0006472293</text:p>
          </table:table-cell>
          <table:table-cell table:style-name="ce1" office:value-type="float" office:value="0.00003082043986" calcext:value-type="float">
            <text:p>3,08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969381929" calcext:value-type="float">
            <text:p>1,1969381929</text:p>
          </table:table-cell>
          <table:table-cell table:formula="of:=AVERAGE([.D2:.D11])" office:value-type="float" office:value="0.57544024587" calcext:value-type="float">
            <text:p>0,5754402459</text:p>
          </table:table-cell>
          <table:table-cell table:formula="of:=AVERAGE([.E2:.E11])" office:value-type="float" office:value="0.00127462999953" calcext:value-type="float">
            <text:p>0,00127463</text:p>
          </table:table-cell>
          <table:table-cell table:formula="of:=AVERAGE([.F2:.F11])" office:value-type="float" office:value="0.000067530420708" calcext:value-type="float">
            <text:p>6,7530420708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19:55.734837882</dc:date>
    <meta:document-statistic meta:table-count="1" meta:cell-count="70" meta:object-count="0"/>
    <meta:generator>LibreOffice/4.1.4.2$Linux_X86_64 LibreOffice_project/410m0$Build-2</meta:generator>
  </office:meta>
</office:document-meta>
</file>